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A000000D15EEA8020.eps" manifest:media-type=""/>
  <manifest:file-entry manifest:full-path="Pictures/200000010000205500000EDDFFAE941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|cccccccc}&#10;a_2 &amp; a_1 &amp; a_0 &amp; \overline{y_7} &amp; \overline{y_6} &amp; \overline{y_5} &amp; \overline{y_4} &amp; \overline{y_3} &amp; \overline{y_2} &amp; \overline{y_1} &amp; \overline{y_0}  \\&#10;\hline&#10;0&amp;0&amp;0&amp;1&amp;1&amp;1&amp;1&amp;1&amp;1&amp;1&amp;0\\&#10;0&amp;0&amp;1&amp;1&amp;1&amp;1&amp;1&amp;1&amp;1&amp;0&amp;1\\&#10;0&amp;1&amp;0&amp;1&amp;1&amp;1&amp;1&amp;1&amp;0&amp;1&amp;1\\&#10;0&amp;1&amp;1&amp;1&amp;1&amp;1&amp;1&amp;0&amp;1&amp;1&amp;1\\&#10;1&amp;0&amp;0&amp;1&amp;1&amp;1&amp;0&amp;1&amp;1&amp;1&amp;1\\&#10;1&amp;0&amp;1&amp;1&amp;1&amp;0&amp;1&amp;1&amp;1&amp;1&amp;1\\&#10;1&amp;1&amp;0&amp;1&amp;0&amp;1&amp;1&amp;1&amp;1&amp;1&amp;1\\&#10;1&amp;1&amp;1&amp;0&amp;1&amp;1&amp;1&amp;1&amp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5.049cm" svg:x="0.266cm" svg:y="0.269cm">
          <draw:image xlink:href="Pictures/200000020000015A000000D15EEA8020.eps" xlink:type="simple" xlink:show="embed" xlink:actuate="onLoad">
            <text:p/>
          </draw:image>
        </draw:frame>
        <draw:frame draw:style-name="gr2" draw:text-style-name="P1" draw:layer="layout" svg:width="4.577cm" svg:height="3.343cm" svg:x="0.379cm" svg:y="1.11cm">
          <draw:image xlink:href="Pictures/200000010000205500000EDDFFAE941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0T15:28:28</dc:date>
    <dc:creator>kkk </dc:creator>
    <meta:editing-duration>PT10H58M19S</meta:editing-duration>
    <meta:editing-cycles>45</meta:editing-cycles>
    <meta:generator>LibreOffice/3.3$Linux LibreOffice_project/330m19$Build-401</meta:generator>
    <meta:document-statistic meta:object-count="2"/>
  </office:meta>
</office:document-meta>
</file>